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195cm" fo:margin-left="6.151cm" table:align="left"/>
    </style:style>
    <style:style style:name="Table1.A" style:family="table-column">
      <style:table-column-properties style:column-width="2.067cm"/>
    </style:style>
    <style:style style:name="Table1.B" style:family="table-column">
      <style:table-column-properties style:column-width="4.12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e6c7" officeooo:paragraph-rsid="001ce6c7"/>
    </style:style>
    <style:style style:name="P2" style:family="paragraph" style:parent-style-name="Standard">
      <style:paragraph-properties fo:text-align="center" style:justify-single-word="false"/>
      <style:text-properties officeooo:rsid="001ce6c7" officeooo:paragraph-rsid="001ce6c7"/>
    </style:style>
    <style:style style:name="P3" style:family="paragraph" style:parent-style-name="Standard">
      <style:paragraph-properties fo:text-align="start" style:justify-single-word="false"/>
      <style:text-properties officeooo:rsid="001ce6c7" officeooo:paragraph-rsid="001ce6c7"/>
    </style:style>
    <style:style style:name="P4" style:family="paragraph" style:parent-style-name="Standard">
      <style:paragraph-properties fo:text-align="start" style:justify-single-word="false"/>
      <style:text-properties officeooo:rsid="001cf556" officeooo:paragraph-rsid="001cf55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ce6c7" officeooo:paragraph-rsid="001ce6c7"/>
    </style:style>
    <style:style style:name="P6" style:family="paragraph" style:parent-style-name="Standard">
      <style:paragraph-properties fo:text-align="start" style:justify-single-word="false"/>
      <style:text-properties officeooo:rsid="001ce6c7" officeooo:paragraph-rsid="001cf556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ce6c7" officeooo:paragraph-rsid="001ce6c7"/>
    </style:style>
    <style:style style:name="P8" style:family="paragraph" style:parent-style-name="Standard" style:list-style-name="L1">
      <style:paragraph-properties fo:text-align="end" style:justify-single-word="false"/>
      <style:text-properties officeooo:rsid="001ce6c7" officeooo:paragraph-rsid="001ce6c7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cf556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cf556" officeooo:paragraph-rsid="001cf556"/>
    </style:style>
    <style:style style:name="P11" style:family="paragraph" style:parent-style-name="Standard" style:list-style-name="L3">
      <style:text-properties fo:font-style="normal" officeooo:rsid="001cf556" officeooo:paragraph-rsid="001cf556" style:font-style-asian="normal" style:font-style-complex="normal"/>
    </style:style>
    <style:style style:name="P12" style:family="paragraph" style:parent-style-name="Standard">
      <style:text-properties fo:font-style="normal" officeooo:rsid="001cf556" officeooo:paragraph-rsid="001cf556" style:font-style-asian="normal" style:font-style-complex="normal"/>
    </style:style>
    <style:style style:name="P13" style:family="paragraph" style:parent-style-name="Text_20_body" style:list-style-name="L4">
      <style:text-properties fo:font-style="normal" style:text-underline-style="none" fo:font-weight="normal" officeooo:rsid="001cf556" officeooo:paragraph-rsid="001cf556" style:font-style-asian="normal" style:font-weight-asian="normal" style:font-style-complex="normal" style:font-weight-complex="normal"/>
    </style:style>
    <style:style style:name="P14" style:family="paragraph" style:parent-style-name="Text_20_body" style:list-style-name="L4">
      <style:text-properties fo:font-style="normal" style:text-underline-style="none" fo:font-weight="normal" officeooo:rsid="001d35bd" officeooo:paragraph-rsid="001d35bd" style:font-style-asian="normal" style:font-weight-asian="normal" style:font-style-complex="normal" style:font-weight-complex="normal"/>
    </style:style>
    <style:style style:name="P15" style:family="paragraph" style:parent-style-name="Text_20_body" style:list-style-name="L5">
      <style:text-properties fo:font-style="normal" style:text-underline-style="none" fo:font-weight="normal" officeooo:rsid="001d35bd" officeooo:paragraph-rsid="001d35bd" style:font-style-asian="normal" style:font-weight-asian="normal" style:font-style-complex="normal" style:font-weight-complex="normal"/>
    </style:style>
    <style:style style:name="P16" style:family="paragraph" style:parent-style-name="Subtitle">
      <style:text-properties fo:font-style="normal" style:text-underline-style="solid" style:text-underline-width="auto" style:text-underline-color="font-color" fo:font-weight="bold" officeooo:rsid="001cf556" officeooo:paragraph-rsid="001cf556" style:font-style-asian="normal" style:font-weight-asian="bold" style:font-style-complex="normal" style:font-weight-complex="bold"/>
    </style:style>
    <style:style style:name="P17" style:family="paragraph" style:parent-style-name="Subtitle">
      <style:text-properties fo:font-style="normal" style:text-underline-style="solid" style:text-underline-width="auto" style:text-underline-color="font-color" fo:font-weight="bold" officeooo:rsid="001d35bd" officeooo:paragraph-rsid="001d35bd" style:font-style-asian="normal" style:font-weight-asian="bold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0c307" officeooo:paragraph-rsid="0020c307"/>
    </style:style>
    <style:style style:name="T1" style:family="text">
      <style:text-properties fo:font-style="normal" style:text-underline-style="solid" style:text-underline-width="auto" style:text-underline-color="font-color" fo:font-weight="bold" officeooo:rsid="001cf556" style:font-style-asian="normal" style:font-weight-asian="bold" style:font-style-complex="normal" style:font-weight-complex="bold"/>
    </style:style>
    <style:style style:name="T2" style:family="text">
      <style:text-properties officeooo:rsid="001efe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DO for BattleShip Game</text:p>
      <text:p text:style-name="P2"/>
      <text:p text:style-name="P3">Requirements of objects:::::::</text:p>
      <text:list xml:id="list6088706982843102359" text:style-name="L1">
        <text:list-item>
          <text:p text:style-name="P5">2 Grid for each player<text:line-break/>target-grid and ocean grid</text:p>
        </text:list-item>
        <text:list-item>
          <text:p text:style-name="P5">Ships<text:line-break/>five for each player.....</text:p>
          <text:p text:style-name="P8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hip Name</text:p>
          </table:table-cell>
          <table:table-cell table:style-name="Table1.B1" office:value-type="string">
            <text:p text:style-name="P1">no. of holes/position it has to take</text:p>
          </table:table-cell>
        </table:table-row>
        <table:table-row>
          <table:table-cell table:style-name="Table1.A2" office:value-type="string">
            <text:p text:style-name="P1">Carrier</text:p>
          </table:table-cell>
          <table:table-cell table:style-name="Table1.B2" office:value-type="string">
            <text:p text:style-name="P1">5</text:p>
          </table:table-cell>
        </table:table-row>
        <table:table-row>
          <table:table-cell table:style-name="Table1.A2" office:value-type="string">
            <text:p text:style-name="P1">Battleship</text:p>
          </table:table-cell>
          <table:table-cell table:style-name="Table1.B2" office:value-type="string">
            <text:p text:style-name="P1">4</text:p>
          </table:table-cell>
        </table:table-row>
        <table:table-row>
          <table:table-cell table:style-name="Table1.A2" office:value-type="string">
            <text:p text:style-name="P1">Cruiser</text:p>
          </table:table-cell>
          <table:table-cell table:style-name="Table1.B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1">Submarine</text:p>
          </table:table-cell>
          <table:table-cell table:style-name="Table1.B2" office:value-type="string">
            <text:p text:style-name="P18">3</text:p>
          </table:table-cell>
        </table:table-row>
        <table:table-row>
          <table:table-cell table:style-name="Table1.A2" office:value-type="string">
            <text:p text:style-name="P1">Destroyer</text:p>
          </table:table-cell>
          <table:table-cell table:style-name="Table1.B2" office:value-type="string">
            <text:p text:style-name="P1">2</text:p>
          </table:table-cell>
        </table:table-row>
      </table:table>
      <text:list xml:id="list2548056494806" text:continue-numbering="true" text:style-name="L1">
        <text:list-item>
          <text:p text:style-name="P5">Player objects</text:p>
        </text:list-item>
      </text:list>
      <text:p text:style-name="P3"/>
      <text:p text:style-name="P3"/>
      <text:p text:style-name="P6">Requirement of Events ::::::::::::::</text:p>
      <text:list xml:id="list3204657186583167086" text:style-name="L2">
        <text:list-item>
          <text:p text:style-name="P9">Ready</text:p>
        </text:list-item>
        <text:list-item>
          <text:p text:style-name="P7">calling out of shot</text:p>
        </text:list-item>
        <text:list-item>
          <text:p text:style-name="P7">hit </text:p>
        </text:list-item>
        <text:list-item>
          <text:p text:style-name="P7">miss</text:p>
        </text:list-item>
        <text:list-item>
          <text:p text:style-name="P7">sunk</text:p>
        </text:list-item>
        <text:list-item>
          <text:p text:style-name="P10">game over</text:p>
        </text:list-item>
      </text:list>
      <text:p text:style-name="P4"/>
      <text:p text:style-name="P4"/>
      <text:p text:style-name="Subtitle"><text:tab/><text:tab/><text:span text:style-name="T1">Grid</text:span></text:p>
      <text:list xml:id="list6936265772332470174" text:style-name="L3">
        <text:list-item>
          <text:p text:style-name="P11">it should contain 10 x 10 matrix</text:p>
        </text:list-item>
        <text:list-item>
          <text:p text:style-name="P11">it should know which positions have been used</text:p>
        </text:list-item>
        <text:list-item>
          <text:p text:style-name="P11">it should know to whom it belongs and what its type is i.e. does it stands for Target Grid or Ocean grid</text:p>
        </text:list-item>
        <text:list-item>
          <text:p text:style-name="P11">it should where the hits have been made</text:p>
        </text:list-item>
      </text:list>
      <text:p text:style-name="P12"/>
      <text:p text:style-name="P16">Ships</text:p>
      <text:list xml:id="list9037617984174858310" text:style-name="L4">
        <text:list-item>
          <text:p text:style-name="P13">initially ship must not contain any of the positions</text:p>
        </text:list-item>
        <text:list-item>
          <text:p text:style-name="P13">depending upon whether horizontal/vertical it should contain coordinates of grid where it lies</text:p>
        </text:list-item>
        <text:list-item>
          <text:p text:style-name="P14">it should know how many hits it can sustain or number of coordinates it has</text:p>
        </text:list-item>
        <text:list-item>
          <text:p text:style-name="P14">if all its coordinates has been targeted then it no longer exist/sunk</text:p>
        </text:list-item>
      </text:list>
      <text:p text:style-name="P17">Players</text:p>
      <text:list xml:id="list6276916922332124227" text:style-name="L5">
        <text:list-header>
          <text:p text:style-name="P15"/>
        </text:list-header>
        <text:list-item>
          <text:p text:style-name="P15">they can request to position the ships on specific spots on their own grid</text:p>
        </text:list-item>
        <text:list-item>
          <text:p text:style-name="P15"><text:soft-page-break/>player must be able to invoke Ready event only when all their ships have been positioned</text:p>
        </text:list-item>
        <text:list-item>
          <text:p text:style-name="P15">they can invoke 'calling out for shot' event</text:p>
        </text:list-item>
        <text:list-item>
          <text:p text:style-name="P15">they can invoke a event only when its their turn</text:p>
        </text:list-item>
        <text:list-item>
          <text:p text:style-name="P15">each player can only access/view their own territory</text:p>
        </text:list-item>
        <text:list-item>
          <text:p text:style-name="P15">player can know the shots <text:span text:style-name="T2">made by other player on their gri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7:52:46.333265000</meta:creation-date>
    <dc:date>2015-11-18T00:25:46.477178000</dc:date>
    <meta:editing-duration>PT12M15S</meta:editing-duration>
    <meta:editing-cycles>2</meta:editing-cycles>
    <meta:generator>LibreOffice/4.1.3.2$MacOSX_x86 LibreOffice_project/70feb7d99726f064edab4605a8ab840c50ec57a</meta:generator>
    <meta:document-statistic meta:table-count="1" meta:image-count="0" meta:object-count="0" meta:page-count="2" meta:paragraph-count="42" meta:word-count="246" meta:character-count="1249" meta:non-whitespace-character-count="1065"/>
  </office:meta>
</office:document-meta>
</file>